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FA000000739296A7EAE1E9ACF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TH Sarabun New" svg:font-family="'TH Sarabun New'" style:font-pitch="variable"/>
    <style:font-face style:name="Angsana New" svg:font-family="'Angsana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-0.078in" fo:margin-right="0in" fo:text-align="center" style:justify-single-word="false" fo:text-indent="0in" style:auto-text-indent="false" style:snap-to-layout-grid="false"/>
      <style:text-properties style:font-name="TH Sarabun New"/>
    </style:style>
    <style:style style:name="P2" style:family="paragraph" style:parent-style-name="Standard">
      <style:text-properties style:font-name="TH Sarabun New" style:font-name-complex="TH Sarabun New"/>
    </style:style>
    <style:style style:name="P3" style:family="paragraph" style:parent-style-name="Standard">
      <style:paragraph-properties style:snap-to-layout-grid="false"/>
      <style:text-properties style:font-name="TH Sarabun New" style:font-name-complex="TH Sarabun New"/>
    </style:style>
    <style:style style:name="P4" style:family="paragraph" style:parent-style-name="Standard">
      <style:text-properties style:font-name="TH Sarabun New" fo:font-style="italic" style:font-style-asian="italic" style:font-name-complex="TH Sarabun New" style:font-style-complex="italic"/>
    </style:style>
    <style:style style:name="P5" style:family="paragraph" style:parent-style-name="Header">
      <style:text-properties style:font-name="TH Sarabun New" fo:font-size="8pt" style:font-size-asian="7pt" style:font-size-complex="10.6499996185303pt"/>
    </style:style>
    <style:style style:name="P6" style:family="paragraph" style:parent-style-name="Footer">
      <style:text-properties style:font-name="TH Sarabun New" fo:font-size="10pt" fo:font-weight="bold" style:font-size-asian="10pt" style:font-weight-asian="bold" style:font-name-complex="Tahoma" style:font-size-complex="10pt" style:font-weight-complex="bold"/>
    </style:style>
    <style:style style:name="P7" style:family="paragraph" style:parent-style-name="Footer">
      <style:paragraph-properties fo:text-align="center" style:justify-single-word="false"/>
      <style:text-properties style:font-name="TH Sarabun New" fo:font-size="15pt" style:font-size-asian="15pt" style:font-size-complex="15pt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TH Sarabun New" style:font-name-complex="TH Sarabun New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name-complex="Tahoma" style:font-weight-complex="bold"/>
    </style:style>
    <style:style style:name="T6" style:family="text">
      <style:text-properties style:font-name-complex="Tahoma"/>
    </style:style>
    <style:style style:name="T7" style:family="text">
      <style:text-properties style:use-window-font-color="true" style:font-name="TH Sarabun New" fo:font-size="16pt" fo:font-weight="bold" style:font-size-asian="16pt" style:font-weight-asian="bold" style:font-name-complex="TH Sarabun New" style:font-size-complex="16pt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eletype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TH Sarabun New" svg:font-family="'TH Sarabun New'" style:font-pitch="variable"/>
    <style:font-face style:name="Angsana New" svg:font-family="'Angsana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ordia New" fo:font-family="'Cordia New'" style:font-family-generic="swiss" style:font-pitch="variable" fo:font-size="14pt" fo:language="en" fo:country="US" style:font-name-asian="Cordia New" style:font-family-asian="'Cordia New'" style:font-family-generic-asian="swiss" style:font-pitch-asian="variable" style:font-size-asian="14pt" style:font-name-complex="Cordia New" style:font-family-complex="'Cordia New'" style:font-family-generic-complex="swiss" style:font-pitch-complex="variable" style:font-size-complex="14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2.9535in"/>
          <style:tab-stop style:position="4.5283in"/>
        </style:tab-stops>
      </style:paragraph-properties>
      <style:text-properties style:font-name="Angsana New" fo:font-family="'Angsana New'" style:font-family-generic="roman" style:font-pitch="variable" fo:font-size="16pt" style:font-size-asian="16pt" style:font-name-complex="Angsana New" style:font-family-complex="'Angsana New'" style:font-family-generic-complex="roman" style:font-pitch-complex="variable" style:font-size-complex="16pt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font-size-complex="16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font-size-complex="16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Angsana New" style:font-family-complex="'Angsana New'" style:font-family-generic-complex="roman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Cordia New" fo:font-family="'Cordia New'" style:font-family-generic="swiss" style:font-pitch="variable" style:font-name-asian="Cordia New" style:font-family-asian="'Cordia New'" style:font-family-generic-asian="swiss" style:font-pitch-asian="variable" style:font-name-complex="Cordia New" style:font-family-complex="'Cordia New'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complex="th" style:country-complex="TH"/>
    </style:style>
    <style:style style:name="Teletype" style:family="text">
      <style:text-properties style:font-name="DejaVu Sans Mono" fo:font-family="'DejaVu Sans Mono'" style:font-family-generic="modern" style:font-pitch="fixed" style:font-name-asian="Arial Unicode MS1" style:font-family-asian="'Arial Unicode MS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rdia New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83in" fo:margin-left="0.016in" table:align="left" style:writing-mode="lr-tb"/>
    </style:style>
    <style:style style:name="Table1.A" style:family="table-column">
      <style:table-column-properties style:column-width="2.075in"/>
    </style:style>
    <style:style style:name="Table1.B" style:family="table-column">
      <style:table-column-properties style:column-width="4.5833in"/>
    </style:style>
    <style:style style:name="Table1.1" style:family="table-row">
      <style:table-row-properties style:min-row-height="0.5639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Standard">
      <style:paragraph-properties fo:margin-left="-0.078in" fo:margin-right="0in" fo:text-align="center" style:justify-single-word="false" fo:text-indent="0in" style:auto-text-indent="false" style:snap-to-layout-grid="false"/>
      <style:text-properties style:font-name="TH Sarabun New"/>
    </style:style>
    <style:style style:name="MP2" style:family="paragraph" style:parent-style-name="Standard">
      <style:paragraph-properties style:snap-to-layout-grid="false"/>
      <style:text-properties style:font-name="TH Sarabun New" style:font-name-complex="TH Sarabun New"/>
    </style:style>
    <style:style style:name="MP3" style:family="paragraph" style:parent-style-name="Standard">
      <style:text-properties style:font-name="TH Sarabun New" style:font-name-complex="TH Sarabun New"/>
    </style:style>
    <style:style style:name="MP4" style:family="paragraph" style:parent-style-name="Standard">
      <style:text-properties style:font-name="TH Sarabun New" fo:font-style="italic" style:font-style-asian="italic" style:font-name-complex="TH Sarabun New" style:font-style-complex="italic"/>
    </style:style>
    <style:style style:name="MP5" style:family="paragraph" style:parent-style-name="Header">
      <style:text-properties style:font-name="TH Sarabun New" fo:font-size="8pt" style:font-size-asian="7pt" style:font-size-complex="10.6499996185303pt"/>
    </style:style>
    <style:style style:name="MP6" style:family="paragraph" style:parent-style-name="Footer">
      <style:text-properties style:font-name="TH Sarabun New" fo:font-size="10pt" fo:font-weight="bold" style:font-size-asian="10pt" style:font-weight-asian="bold" style:font-name-complex="Tahoma" style:font-size-complex="10pt" style:font-weight-complex="bold"/>
    </style:style>
    <style:style style:name="MP7" style:family="paragraph" style:parent-style-name="Footer">
      <style:paragraph-properties fo:text-align="center" style:justify-single-word="false"/>
      <style:text-properties style:font-name="TH Sarabun New" fo:font-size="15pt" style:font-size-asian="15pt" style:font-size-complex="15pt"/>
    </style:style>
    <style:style style:name="MT1" style:family="text">
      <style:text-properties fo:font-size="20pt" fo:font-weight="bold" style:font-size-asian="20pt" style:font-weight-asian="bold" style:font-size-complex="20pt" style:font-weight-complex="bold"/>
    </style:style>
    <style:style style:name="MT2" style:family="text">
      <style:text-properties fo:font-size="16pt" fo:font-weight="bold" style:font-size-asian="16pt" style:font-weight-asian="bold" style:font-size-complex="16pt" style:font-weight-complex="bold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weight="bold" style:font-weight-asian="bold" style:font-name-complex="Tahoma" style:font-weight-complex="bold"/>
    </style:style>
    <style:style style:name="MT6" style:family="text">
      <style:text-properties style:font-name-complex="Tahoma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7902in" fo:margin-bottom="0.7902in" fo:margin-left="0.7902in" fo:margin-right="0.7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874in" fo:margin-left="0in" fo:margin-right="0in" fo:margin-bottom="0.2484in" style:dynamic-spacing="true"/>
      </style:header-style>
      <style:footer-style>
        <style:header-footer-properties fo:min-height="0.2874in" fo:margin-left="0in" fo:margin-right="0in" fo:margin-top="0.248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48in" fo:margin-right="1.24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draw:frame draw:style-name="Mfr1" draw:name="graphics1" text:anchor-type="as-char" svg:width="1.8902in" svg:height="0.8799in" draw:z-index="0"><draw:image xlink:href="Pictures/10000201000000FA000000739296A7EAE1E9ACF5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บริษัท คลัสเตอร์คิท จำกัด</text:span><text:span text:style-name="MT2"><text:line-break/></text:span><text:span text:style-name="MT3">91 ซ.ริมคลองชักพระ ถนนบางขุนนนท์ แขวงบางขุนนนท์ เขตบางกอกน้อย กทม.10700</text:span></text:p>
              <text:p text:style-name="MP3">Tel. 0 2881 3800 <text:s/>Fax. 0 2424 7603<text:span text:style-name="MT4"> </text:span></text:p>
              <text:p text:style-name="MP4">Website: http://www.clusterkit.co.th/ </text:p>
            </table:table-cell>
          </table:table-row>
        </table:table>
        <text:p text:style-name="MP5"/>
      </style:header>
      <style:footer>
        <text:p text:style-name="MP6">---------------------------------------------------------------------------------------------------------------------------------------------------------------------------------------------------------------------</text:p>
        <text:p text:style-name="MP7"><text:span text:style-name="MT5">Cluster Kit Co., Ltd</text:span><text:span text:style-name="MT6">. 91 Rimklongchakpra, Bang Khun Non, Bangkok Noi, Bangkok 10700 Thailand.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HPC Cluster Specification Design by Cluster Kit</dc:title>
    <meta:initial-creator>KITTIRAK</meta:initial-creator>
    <meta:creation-date>2007-02-20T09:08:00</meta:creation-date>
    <dc:creator>clusterkit</dc:creator>
    <dc:date>2017-09-19T13:47:04.552666713</dc:date>
    <meta:print-date>2007-02-20T10:15:00</meta:print-date>
    <meta:editing-cycles>29</meta:editing-cycles>
    <meta:editing-duration>PT1H15M43S</meta:editing-duration>
    <meta:generator>LibreOffice/5.1.6.2$Linux_X86_64 LibreOffice_project/10m0$Build-2</meta:generator>
    <dc:description>Design by Cluster Kit Co.,Ltd.
Website: http://www.clusterkit.co.th/</dc:description>
    <dc:subject>Andaman Environment and Natural Disaster Research Center</dc:subject>
    <meta:document-statistic meta:table-count="1" meta:image-count="1" meta:object-count="0" meta:page-count="1" meta:paragraph-count="6" meta:word-count="41" meta:character-count="463" meta:non-whitespace-character-count="430"/>
    <meta:user-defined meta:name="Info 1"/>
    <meta:user-defined meta:name="Info 2"/>
    <meta:user-defined meta:name="Info 3"/>
    <meta:user-defined meta:name="Info 4"/>
  </office:meta>
</office:document-meta>
</file>